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8000" fo:font-size="24pt" style:font-size-asian="24pt" style:font-size-complex="24pt"/>
    </style:style>
    <style:style style:name="T3" style:family="text">
      <style:text-properties fo:color="#800000" fo:font-size="24pt" style:font-size-asian="24pt" style:font-size-complex="24pt"/>
    </style:style>
    <style:style style:name="T4" style:family="text">
      <style:text-properties fo:color="#00008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custom-shape draw:style-name="gr1" draw:text-style-name="P1" xml:id="id2" draw:id="id2" draw:layer="layout" svg:width="1.61cm" svg:height="1.61cm" svg:x="0.61cm" svg:y="3.912cm">
          <text:p text:style-name="P1">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9.185cm" svg:height="2.139cm" svg:x="0.42cm" svg:y="-0.13cm">
          <draw:text-box>
            <text:p><text:span text:style-name="T1">S = </text:span><text:span text:style-name="T2">AC</text:span><text:span text:style-name="T3">G</text:span><text:span text:style-name="T2">TG</text:span><text:span text:style-name="T1">GG</text:span><text:span text:style-name="T2">AC</text:span><text:span text:style-name="T4">T</text:span><text:span text:style-name="T2">TG</text:span></text:p>
            <text:p><text:span text:style-name="T1">k = 3</text:span></text:p>
          </draw:text-box>
        </draw:frame>
        <draw:custom-shape draw:style-name="gr1" draw:text-style-name="P1" draw:layer="layout" svg:width="1.61cm" svg:height="1.61cm" svg:x="4.01cm" svg:y="3.922cm">
          <text:p text:style-name="P1">C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1cm" svg:height="1.61cm" svg:x="7.13cm" svg:y="3.929cm">
          <text:p text:style-name="P1">G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61cm" svg:height="1.61cm" svg:x="10.11cm" svg:y="3.903cm">
          <text:p text:style-name="P1">T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61cm" svg:height="1.61cm" svg:x="12.8cm" svg:y="3.903cm">
          <text:p text:style-name="P1">G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61cm" svg:height="1.61cm" svg:x="15.45cm" svg:y="3.926cm">
          <text:p text:style-name="P1">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75cm" svg:y1="4.693cm" svg:x2="12.81cm" svg:y2="4.693cm">
          <text:p/>
        </draw:line>
        <draw:connector draw:style-name="gr3" draw:text-style-name="P1" draw:layer="layout" draw:type="curve" draw:line-skew="0.477cm" svg:x1="16.255cm" svg:y1="5.536cm" svg:x2="1.415cm" svg:y2="5.522cm" draw:start-shape="id1" draw:start-glue-point="8" draw:end-shape="id2" svg:d="m16255 5536c0 1468-14840 1475-14840-14">
          <text:p/>
        </draw:connector>
        <draw:line draw:style-name="gr3" draw:text-style-name="P1" draw:layer="layout" svg:x1="2.2cm" svg:y1="4.689cm" svg:x2="3.99cm" svg:y2="4.689cm">
          <text:p/>
        </draw:line>
        <draw:line draw:style-name="gr3" draw:text-style-name="P1" draw:layer="layout" svg:x1="14.41cm" svg:y1="4.756cm" svg:x2="15.49cm" svg:y2="4.756cm">
          <text:p/>
        </draw:line>
        <draw:line draw:style-name="gr3" draw:text-style-name="P1" draw:layer="layout" svg:x1="5.64cm" svg:y1="4.669cm" svg:x2="7.13cm" svg:y2="4.669cm">
          <text:p/>
        </draw:line>
        <draw:custom-shape draw:style-name="gr1" draw:text-style-name="P1" xml:id="id3" draw:id="id3" draw:layer="layout" svg:width="1.61cm" svg:height="1.61cm" svg:x="3.88cm" svg:y="1.659cm">
          <text:p text:style-name="P1">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61cm" svg:height="1.61cm" svg:x="7.22cm" svg:y="1.549cm">
          <text:p text:style-name="P1">T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.415cm" svg:y1="3.912cm" svg:x2="3.88cm" svg:y2="2.464cm" draw:start-shape="id2" draw:start-glue-point="4" draw:end-shape="id3" draw:end-glue-point="6" svg:d="m1415 3912c0-966 821-1448 2465-1448">
          <text:p/>
        </draw:connector>
        <draw:line draw:style-name="gr3" draw:text-style-name="P1" draw:layer="layout" svg:x1="5.51cm" svg:y1="2.359cm" svg:x2="7.26cm" svg:y2="2.369cm">
          <text:p/>
        </draw:line>
        <draw:line draw:style-name="gr3" draw:text-style-name="P1" draw:layer="layout" svg:x1="8.77cm" svg:y1="4.693cm" svg:x2="10.16cm" svg:y2="4.693cm">
          <text:p/>
        </draw:line>
        <draw:connector draw:style-name="gr3" draw:text-style-name="P1" draw:layer="layout" draw:type="curve" svg:x1="8.83cm" svg:y1="2.354cm" svg:x2="10.915cm" svg:y2="3.903cm" draw:start-shape="id4" draw:start-glue-point="10" draw:end-shape="id5" draw:end-glue-point="4" svg:d="m8830 2354c1390 0 2085 516 2085 1549">
          <text:p/>
        </draw:connector>
        <draw:connector draw:style-name="gr3" draw:text-style-name="P1" draw:layer="layout" draw:type="curve" draw:line-skew="-0.915cm" svg:x1="14.175cm" svg:y1="4.138cm" svg:x2="13.035cm" svg:y2="4.138cm" draw:start-shape="id6" draw:start-glue-point="11" draw:end-shape="id6" draw:end-glue-point="5" svg:d="m14175 4138c0-2476-1140-2476-1140 0">
          <text:p/>
        </draw:connector>
        <draw:connector draw:style-name="gr3" draw:text-style-name="P1" draw:layer="layout" draw:type="curve" draw:line-skew="-1.472cm" svg:x1="14.175cm" svg:y1="4.138cm" svg:x2="13.035cm" svg:y2="4.138cm" draw:start-shape="id6" draw:start-glue-point="11" draw:end-shape="id6" draw:end-glue-point="5" svg:d="m14175 4138c0-3312-1140-3312-1140 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5cm" fo:page-height="6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3T01:35:10.39</meta:creation-date>
    <dc:date>2012-03-24T00:49:10.27</dc:date>
    <meta:editing-duration>PT3M7S</meta:editing-duration>
    <meta:editing-cycles>5</meta:editing-cycles>
    <meta:generator>LibreOffice/3.4$Win32 LibreOffice_project/340m1$Build-302</meta:generator>
    <meta:document-statistic meta:object-count="20"/>
  </office:meta>
</office:document-meta>
</file>